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color="#0066ff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66ff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.397cm" svg:x="4.429cm" svg:y="4.81cm">
          <text:p text:style-name="P1"><text:span text:style-name="T1">/model1/A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0.886cm" svg:x="4.429cm" svg:y="6.21cm">
          <text:p text:style-name="P2"><text:span text:style-name="T2">#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53cm" svg:height="0.886cm" svg:x="5.429cm" svg:y="6.21cm">
          <text:p text:style-name="P2"><text:span text:style-name="T2">Inf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95cm" svg:height="0.886cm" svg:x="9.329cm" svg:y="6.21cm">
          <text:p text:style-name="P2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95cm" svg:height="0.886cm" svg:x="15.171cm" svg:y="6.21cm">
          <text:p text:style-name="P2"><text:span text:style-name="T2">Out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016cm" svg:height="0.886cm" svg:x="4.429cm" svg:y="7.096cm">
            <text:p text:style-name="P3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29cm" svg:y="7.096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895cm" svg:height="0.886cm" svg:x="9.329cm" svg:y="7.096cm">
            <text:p text:style-name="P4"><text:span text:style-name="T4">/model1/A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895cm" svg:height="0.886cm" svg:x="15.171cm" svg:y="7.096cm">
            <text:p text:style-name="P4"><text:span text:style-name="T4">/model2/A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29cm" svg:y="7.91cm">
            <text:p text:style-name="P3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29cm" svg:y="7.91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895cm" svg:height="0.886cm" svg:x="9.329cm" svg:y="7.91cm">
            <text:p text:style-name="P4"><text:span text:style-name="T4">/model1/A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895cm" svg:height="0.886cm" svg:x="15.171cm" svg:y="7.91cm">
            <text:p text:style-name="P4"><text:span text:style-name="T4">/model2/A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29cm" svg:y="8.71cm">
            <text:p text:style-name="P3"><text:span text:style-name="T3">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29cm" svg:y="8.71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895cm" svg:height="0.886cm" svg:x="9.329cm" svg:y="8.71cm">
            <text:p text:style-name="P4"><text:span text:style-name="T4">/model1/A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895cm" svg:height="0.886cm" svg:x="15.171cm" svg:y="8.71cm">
            <text:p text:style-name="P4"><text:span text:style-name="T4">/model2/A3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layout" svg:width="1.016cm" svg:height="0.886cm" svg:x="4.429cm" svg:y="9.51cm">
            <text:p text:style-name="P3"><text:span text:style-name="T3">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953cm" svg:height="0.886cm" svg:x="5.429cm" svg:y="9.51cm">
            <text:p text:style-name="P3"><text:span text:style-name="T3">Lorem Ipsum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895cm" svg:height="0.886cm" svg:x="9.329cm" svg:y="9.51cm">
            <text:p text:style-name="P4"><text:span text:style-name="T4">/model1/A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.895cm" svg:height="0.886cm" svg:x="15.171cm" svg:y="9.51cm">
            <text:p text:style-name="P4"><text:span text:style-name="T4">/model2/A4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11-24T11:39:59.196094857</meta:creation-date>
    <dc:date>2014-11-24T11:49:59.784253655</dc:date>
    <dc:creator>darjeeling </dc:creator>
    <meta:editing-duration>P0D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